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svg:stroke-width="0.026cm" svg:stroke-color="#000000" draw:marker-start-width="0.3cm" draw:marker-start-center="false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line-height="100%" fo:text-align="center"/>
    </style:style>
    <style:style style:name="P2" style:family="paragraph">
      <style:paragraph-properties fo:margin-left="0cm" fo:margin-right="0cm" fo:text-indent="0cm" style:writing-mode="lr-tb">
        <style:tab-stops/>
      </style:paragraph-properties>
    </style:style>
    <style:style style:name="P3" style:family="paragraph">
      <style:paragraph-properties text:enable-numbering="false"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normal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4" style:family="paragraph">
      <style:paragraph-properties fo:text-align="center"/>
    </style:style>
    <style:style style:name="T1" style:family="text">
      <style:text-properties fo:font-family="'Arial Black'" style:font-family-generic="roman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id="id8" draw:layer="layout" svg:width="3.326cm" svg:height="0.962cm" svg:x="16.808cm" svg:y="6.885cm">
          <draw:text-box>
            <text:p text:style-name="P1">(TempErr)</text:p>
          </draw:text-box>
        </draw:frame>
        <draw:custom-shape draw:style-name="gr2" draw:text-style-name="P3" draw:id="id3" draw:layer="layout" svg:width="6.617cm" svg:height="1.064cm" svg:x="6.613cm" svg:y="1.576cm">
          <text:p text:style-name="P2"><text:span text:style-name="T1">JADE_DATA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" draw:id="id2" draw:layer="layout" svg:width="3.106cm" svg:height="0.962cm" svg:x="2.94cm" svg:y="4.675cm">
          <draw:text-box>
            <text:p>Filename</text:p>
          </draw:text-box>
        </draw:frame>
        <draw:frame draw:style-name="gr1" draw:text-style-name="P4" draw:id="id4" draw:layer="layout" svg:width="2.191cm" svg:height="0.962cm" svg:x="8.825cm" svg:y="4.645cm">
          <draw:text-box>
            <text:p text:style-name="P4">Chem</text:p>
          </draw:text-box>
        </draw:frame>
        <draw:frame draw:style-name="gr1" draw:id="id5" draw:layer="layout" svg:width="2.725cm" svg:height="0.962cm" svg:x="13.925cm" svg:y="4.608cm">
          <draw:text-box>
            <text:p>(Temp)*</text:p>
          </draw:text-box>
        </draw:frame>
        <draw:connector draw:style-name="gr3" draw:text-style-name="P4" draw:layer="layout" svg:x1="9.92cm" svg:y1="3.648cm" svg:x2="4.493cm" svg:y2="4.675cm" draw:start-shape="id1" draw:start-glue-point="0" draw:end-shape="id2" draw:end-glue-point="0" svg:d="m9920 3648h-5427v1027">
          <text:p/>
        </draw:connector>
        <draw:connector draw:style-name="gr3" draw:text-style-name="P4" draw:id="id1" draw:layer="layout" svg:x1="9.921cm" svg:y1="2.64cm" svg:x2="9.92cm" svg:y2="4.645cm" draw:start-shape="id3" draw:start-glue-point="2" draw:end-shape="id4" draw:end-glue-point="0" svg:d="m9921 2640v1008h-1v997">
          <text:p/>
        </draw:connector>
        <draw:connector draw:style-name="gr3" draw:text-style-name="P4" draw:layer="layout" svg:x1="9.92cm" svg:y1="3.648cm" svg:x2="15.287cm" svg:y2="4.608cm" draw:start-shape="id1" draw:start-glue-point="0" draw:end-shape="id5" draw:end-glue-point="0" svg:d="m9920 3648h5367v960">
          <text:p/>
        </draw:connector>
        <draw:frame draw:style-name="gr1" draw:text-style-name="P1" draw:id="id6" draw:layer="layout" svg:width="2.936cm" svg:height="0.962cm" svg:x="13.817cm" svg:y="6.885cm">
          <draw:text-box>
            <text:p text:style-name="P1">(TempC)</text:p>
          </draw:text-box>
        </draw:frame>
        <draw:connector draw:style-name="gr3" draw:text-style-name="P4" draw:id="id7" draw:layer="layout" svg:x1="15.287cm" svg:y1="5.57cm" svg:x2="15.285cm" svg:y2="6.885cm" draw:start-shape="id5" draw:start-glue-point="2" draw:end-shape="id6" draw:end-glue-point="0" svg:d="m15287 5570v658h-2v657">
          <text:p/>
        </draw:connector>
        <draw:connector draw:style-name="gr3" draw:text-style-name="P4" draw:layer="layout" svg:x1="15.286cm" svg:y1="6.228cm" svg:x2="18.471cm" svg:y2="6.885cm" draw:start-shape="id7" draw:start-glue-point="0" draw:end-shape="id8" draw:end-glue-point="0" svg:d="m15286 6228h3185v657">
          <text:p/>
        </draw:connector>
        <draw:frame draw:style-name="gr1" draw:text-style-name="P4" draw:id="id9" draw:layer="layout" svg:width="2.085cm" svg:height="0.962cm" svg:x="10.52cm" svg:y="6.945cm">
          <draw:text-box>
            <text:p text:style-name="P4">name</text:p>
          </draw:text-box>
        </draw:frame>
        <draw:frame draw:style-name="gr1" draw:text-style-name="P4" draw:id="id11" draw:layer="layout" svg:width="2.97cm" svg:height="0.962cm" svg:x="10.52cm" svg:y="7.945cm">
          <draw:text-box>
            <text:p text:style-name="P4">structure</text:p>
          </draw:text-box>
        </draw:frame>
        <draw:frame draw:style-name="gr1" draw:text-style-name="P4" draw:id="id13" draw:layer="layout" svg:width="0.853cm" svg:height="0.962cm" svg:x="10.52cm" svg:y="8.945cm">
          <draw:text-box>
            <text:p text:style-name="P4">a</text:p>
          </draw:text-box>
        </draw:frame>
        <draw:frame draw:style-name="gr1" draw:text-style-name="P4" draw:id="id15" draw:layer="layout" svg:width="1.7cm" svg:height="0.962cm" svg:x="10.52cm" svg:y="9.845cm">
          <draw:text-box>
            <text:p text:style-name="P4">aErr</text:p>
          </draw:text-box>
        </draw:frame>
        <draw:frame draw:style-name="gr1" draw:text-style-name="P4" draw:id="id17" draw:layer="layout" svg:width="2.047cm" svg:height="0.962cm" svg:x="10.52cm" svg:y="10.945cm">
          <draw:text-box>
            <text:p text:style-name="P4">alpha</text:p>
          </draw:text-box>
        </draw:frame>
        <draw:frame draw:style-name="gr1" draw:text-style-name="P4" draw:id="id19" draw:layer="layout" svg:width="2.894cm" svg:height="0.962cm" svg:x="10.52cm" svg:y="11.946cm">
          <draw:text-box>
            <text:p text:style-name="P4">alphaErr</text:p>
          </draw:text-box>
        </draw:frame>
        <draw:frame draw:style-name="gr1" draw:text-style-name="P4" draw:id="id21" draw:layer="layout" svg:width="0.853cm" svg:height="0.962cm" svg:x="10.52cm" svg:y="12.946cm">
          <draw:text-box>
            <text:p text:style-name="P4">b</text:p>
          </draw:text-box>
        </draw:frame>
        <draw:frame draw:style-name="gr1" draw:text-style-name="P4" draw:layer="layout" svg:width="1.7cm" svg:height="0.962cm" svg:x="10.52cm" svg:y="13.946cm">
          <draw:text-box>
            <text:p text:style-name="P4">bErr</text:p>
          </draw:text-box>
        </draw:frame>
        <draw:frame draw:style-name="gr1" draw:text-style-name="P4" draw:layer="layout" svg:width="1.734cm" svg:height="0.962cm" svg:x="10.52cm" svg:y="14.946cm">
          <draw:text-box>
            <text:p text:style-name="P4">beta</text:p>
          </draw:text-box>
        </draw:frame>
        <draw:frame draw:style-name="gr1" draw:text-style-name="P4" draw:layer="layout" svg:width="2.581cm" svg:height="0.962cm" svg:x="10.52cm" svg:y="15.946cm">
          <draw:text-box>
            <text:p text:style-name="P4">betaErr</text:p>
          </draw:text-box>
        </draw:frame>
        <draw:frame draw:style-name="gr1" draw:text-style-name="P4" draw:layer="layout" svg:width="0.82cm" svg:height="0.962cm" svg:x="10.52cm" svg:y="16.946cm">
          <draw:text-box>
            <text:p text:style-name="P4">c</text:p>
          </draw:text-box>
        </draw:frame>
        <draw:frame draw:style-name="gr1" draw:text-style-name="P4" draw:layer="layout" svg:width="1.666cm" svg:height="0.962cm" svg:x="10.52cm" svg:y="17.946cm">
          <draw:text-box>
            <text:p text:style-name="P4">cErr</text:p>
          </draw:text-box>
        </draw:frame>
        <draw:frame draw:style-name="gr1" draw:text-style-name="P4" draw:layer="layout" svg:width="2.614cm" svg:height="0.962cm" svg:x="10.52cm" svg:y="18.946cm">
          <draw:text-box>
            <text:p text:style-name="P4">gamma</text:p>
          </draw:text-box>
        </draw:frame>
        <draw:frame draw:style-name="gr1" draw:text-style-name="P4" draw:layer="layout" svg:width="3.461cm" svg:height="0.962cm" svg:x="10.52cm" svg:y="19.947cm">
          <draw:text-box>
            <text:p text:style-name="P4">gammaErr</text:p>
          </draw:text-box>
        </draw:frame>
        <draw:frame draw:style-name="gr1" draw:text-style-name="P4" draw:layer="layout" svg:width="0.853cm" svg:height="0.962cm" svg:x="10.52cm" svg:y="20.947cm">
          <draw:text-box>
            <text:p text:style-name="P4">h</text:p>
          </draw:text-box>
        </draw:frame>
        <draw:frame draw:style-name="gr1" draw:text-style-name="P4" draw:layer="layout" svg:width="0.82cm" svg:height="0.962cm" svg:x="10.52cm" svg:y="21.947cm">
          <draw:text-box>
            <text:p text:style-name="P4">k</text:p>
          </draw:text-box>
        </draw:frame>
        <draw:frame draw:style-name="gr1" draw:text-style-name="P4" draw:layer="layout" svg:width="0.642cm" svg:height="0.962cm" svg:x="10.52cm" svg:y="22.947cm">
          <draw:text-box>
            <text:p text:style-name="P4">l</text:p>
          </draw:text-box>
        </draw:frame>
        <draw:frame draw:style-name="gr1" draw:text-style-name="P4" draw:layer="layout" svg:width="0.853cm" svg:height="0.962cm" svg:x="10.52cm" svg:y="23.945cm">
          <draw:text-box>
            <text:p text:style-name="P4">d</text:p>
          </draw:text-box>
        </draw:frame>
        <draw:connector draw:style-name="gr3" draw:text-style-name="P4" draw:id="id10" draw:layer="layout" svg:x1="9.92cm" svg:y1="5.607cm" svg:x2="10.52cm" svg:y2="7.426cm" draw:start-shape="id4" draw:start-glue-point="2" draw:end-shape="id9" draw:end-glue-point="3" svg:d="m9920 5607v1819h600">
          <text:p/>
        </draw:connector>
        <draw:connector draw:style-name="gr3" draw:text-style-name="P4" draw:id="id12" draw:layer="layout" svg:x1="9.92cm" svg:y1="7.426cm" svg:x2="10.52cm" svg:y2="8.426cm" draw:start-shape="id10" draw:start-glue-point="0" draw:end-shape="id11" draw:end-glue-point="3" svg:d="m9920 7426v1000h600">
          <text:p/>
        </draw:connector>
        <draw:connector draw:style-name="gr3" draw:text-style-name="P4" draw:id="id14" draw:layer="layout" svg:x1="9.92cm" svg:y1="8.426cm" svg:x2="10.52cm" svg:y2="9.426cm" draw:start-shape="id12" draw:start-glue-point="0" draw:end-shape="id13" draw:end-glue-point="3" svg:d="m9920 8426v1000h600">
          <text:p/>
        </draw:connector>
        <draw:connector draw:style-name="gr3" draw:text-style-name="P4" draw:id="id16" draw:layer="layout" svg:x1="9.92cm" svg:y1="9.426cm" svg:x2="10.52cm" svg:y2="10.326cm" draw:start-shape="id14" draw:start-glue-point="0" draw:end-shape="id15" draw:end-glue-point="3" svg:d="m9920 9426v900h600">
          <text:p/>
        </draw:connector>
        <draw:connector draw:style-name="gr3" draw:text-style-name="P4" draw:id="id18" draw:layer="layout" svg:x1="9.92cm" svg:y1="10.326cm" svg:x2="10.52cm" svg:y2="11.426cm" draw:start-shape="id16" draw:start-glue-point="0" draw:end-shape="id17" draw:end-glue-point="3" svg:d="m9920 10326v1100h600">
          <text:p/>
        </draw:connector>
        <draw:connector draw:style-name="gr3" draw:text-style-name="P4" draw:id="id20" draw:layer="layout" svg:x1="9.92cm" svg:y1="11.426cm" svg:x2="10.52cm" svg:y2="12.427cm" draw:start-shape="id18" draw:start-glue-point="0" draw:end-shape="id19" draw:end-glue-point="3" svg:d="m9920 11426v1001h600">
          <text:p/>
        </draw:connector>
        <draw:connector draw:style-name="gr3" draw:text-style-name="P4" draw:layer="layout" svg:x1="9.92cm" svg:y1="12.427cm" svg:x2="10.52cm" svg:y2="13.427cm" draw:start-shape="id20" draw:start-glue-point="0" draw:end-shape="id21" draw:end-glue-point="3" svg:d="m9920 12427v1000h600">
          <text:p/>
        </draw:connector>
        <draw:frame draw:style-name="gr4" draw:layer="layout" svg:width="0.502cm" svg:height="1.187cm" svg:x="2.905cm" svg:y="25.765cm">
          <draw:text-box>
            <text:p/>
          </draw:text-box>
        </draw:frame>
        <draw:frame draw:style-name="gr1" draw:layer="layout" svg:width="17.626cm" svg:height="0.962cm" svg:x="1.905cm" svg:y="25.8cm">
          <draw:text-box>
            <text:p>* - Note that Temp is only present when using GETCSVDAT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initial-creator>Zachary Jones</meta:initial-creator>
    <meta:creation-date>2010-04-01T15:56:41</meta:creation-date>
    <dc:date>2010-04-01T21:14:57</dc:date>
    <meta:editing-duration>PT00H40M21S</meta:editing-duration>
    <meta:editing-cycles>15</meta:editing-cycles>
    <meta:generator>OpenOffice.org/3.2$Unix OpenOffice.org_project/320m12$Build-9483</meta:generator>
    <meta:document-statistic meta:object-count="38"/>
  </office:meta>
</office:document-meta>
</file>